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8395" calcext:value-type="float">
            <text:p>8395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8515" calcext:value-type="float">
            <text:p>8515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-1010.4 mm/y</text:p>
          </table:table-cell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string" calcext:value-type="string">
            <text:p>-181.2 mm/y</text:p>
          </table:table-cell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string" calcext:value-type="string">
            <text:p>-12 mm/y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string" calcext:value-type="string">
            <text:p>-522 mm/y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string" calcext:value-type="string">
            <text:p>0 mm/y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string" calcext:value-type="string">
            <text:p>-154.8 mm/y</text:p>
          </table:table-cell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string" calcext:value-type="string">
            <text:p>-1010.4 mm/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3T14:45:28.446000000</meta:creation-date>
    <dc:date>2020-12-03T14:46:13.386000000</dc:date>
    <meta:editing-duration>PT45S</meta:editing-duration>
    <meta:editing-cycles>1</meta:editing-cycles>
    <meta:document-statistic meta:table-count="1" meta:cell-count="600" meta:object-count="0"/>
    <meta:generator>LibreOffice/6.4.5.2$Windows_X86_64 LibreOffice_project/a726b36747cf2001e06b58ad5db1aa3a9a1872d6</meta:generator>
  </office:meta>
</office:document-meta>
</file>